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 table:number-rows-repeated="29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41.5">
            <text:p>41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02:5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21T02:56:00</dc:date>
    <dc:creator>david </dc:creator>
    <meta:editing-duration>PT00H06M30S</meta:editing-duration>
    <meta:editing-cycles>7</meta:editing-cycles>
    <meta:generator>OpenOffice.org/3.2$Unix OpenOffice.org_project/320m12$Build-9483</meta:generator>
    <meta:document-statistic meta:table-count="3" meta:cell-count="26" meta:object-count="0"/>
  </office:meta>
</office:document-meta>
</file>